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WW-Default">
      <style:text-properties fo:font-weight="bold" style:font-weight-asian="bold"/>
    </style:style>
    <style:style style:name="P4" style:family="paragraph" style:parent-style-name="WW-Default">
      <style:text-properties fo:font-size="11pt" fo:font-weight="bold" style:font-size-asian="11pt" style:font-weight-asian="bold" style:font-size-complex="11pt"/>
    </style:style>
    <style:style style:name="P5" style:family="paragraph" style:parent-style-name="WW-Default">
      <style:text-properties fo:font-size="11pt" fo:font-weight="bold" style:font-size-asian="11pt" style:font-weight-asian="bold" style:font-size-complex="11pt" style:font-weight-complex="bold"/>
    </style:style>
    <style:style style:name="P6" style:family="paragraph" style:parent-style-name="WW-Default">
      <style:text-properties fo:font-size="11pt" fo:font-style="italic" style:font-size-asian="11pt" style:font-style-asian="italic" style:font-size-complex="11pt" style:font-style-complex="italic"/>
    </style:style>
    <style:style style:name="P7" style:family="paragraph" style:parent-style-name="WW-Default">
      <style:text-properties fo:font-size="11pt" style:font-size-asian="11pt" style:font-size-complex="11pt"/>
    </style:style>
    <style:style style:name="P8" style:family="paragraph" style:parent-style-name="WW-Default" style:master-page-name="Standard">
      <style:paragraph-properties style:page-number="auto"/>
      <style:text-properties fo:font-size="11pt" fo:font-weight="bold" style:font-size-asian="11pt" style:font-weight-asian="bold" style:font-size-complex="11pt"/>
    </style:style>
    <style:style style:name="T1" style:family="text">
      <style:text-properties fo:font-size="11pt" style:font-size-asian="11pt" style:font-size-complex="11pt"/>
    </style:style>
    <style:style style:name="T2" style:family="text">
      <style:text-properties fo:font-size="11pt" style:font-size-asian="11pt" style:font-size-complex="11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weight="bold" style:font-weight-asian="bold"/>
    </style:style>
    <style:style style:name="T8" style:family="text">
      <style:text-properties fo:font-size="11.5pt" fo:font-style="italic" style:font-size-asian="11.5pt" style:font-style-asian="italic" style:font-size-complex="11.5pt" style:font-style-complex="italic"/>
    </style:style>
    <style:style style:name="T9" style:family="text">
      <style:text-properties fo:font-size="11.5pt" style:font-size-asian="11.5pt" style:font-size-complex="1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YLAND BILL COMPONENTS – DISTRIBUTION </text:p>
      <text:p text:style-name="WW-Default"><text:span text:style-name="T1">(</text:span><text:span text:style-name="T3">Distribution: The delivery of electricity to customers through local wires, transformers, and other equipment to customers.) </text:span></text:p>
      <text:p text:style-name="P6"/>
      <text:p text:style-name="P6"/>
      <text:p text:style-name="WW-Default"><text:span text:style-name="T5">Customer Charge</text:span><text:span text:style-name="T1">: <text:s/>This fixed fee covers meter related (including meter reading) and bill preparation costs. This charge is regulated by the Maryland Public Service Commission </text:span></text:p>
      <text:p text:style-name="P1"/>
      <text:p text:style-name="WW-Default"><text:span text:style-name="T5">Energy Charge (Kilowatt-hour charge)</text:span><text:span text:style-name="T1">: <text:s/>The cost per kilowatt-hour of delivering electricity to the home or business. This item covers customer service and other charges, i.e., materials, metering, taxes, depreciation, dividends, wages, and benefits. This charge is regulated by the Maryland Public Service Commission. </text:span></text:p>
      <text:p text:style-name="P2"/>
      <text:p text:style-name="WW-Default"><text:span text:style-name="T6">Government Charges </text:span><text:span text:style-name="T2">(Authorized by</text:span><text:span text:style-name="T6"> </text:span><text:span text:style-name="T1">The Maryland Public Service Commission): </text:span></text:p>
      <text:p text:style-name="P1"/>
      <text:p text:style-name="WW-Default"><text:span text:style-name="T6">Franchise Tax </text:span><text:span text:style-name="T1">– A franchise tax applies to each public service company engaged in transmission and distribution of power in the state. This franchise tax consists of two parts: </text:span><text:span text:style-name="T6">a Delivery Tax and a Gross Receipts Tax. </text:span></text:p>
      <text:p text:style-name="P1"/>
      <text:p text:style-name="WW-Default"><text:span text:style-name="T5">Universal Service Charge</text:span><text:span text:style-name="T1">: <text:s/>This surcharge recovers costs of Universal Service Programs required by the Maryland Electric Customer Choice and Competition Act. </text:span></text:p>
      <text:p text:style-name="P1"/>
      <text:p text:style-name="P1">These funds are used to support a state program to assist low-income customers pay their electric bills, low-income weatherization and the retirement of arrearages that were incurred prior to July 1, 2000. </text:p>
      <text:p text:style-name="P1"/>
      <text:p text:style-name="P5">Maryland Environmental Surcharge: <text:s text:c="2"/></text:p>
      <text:p text:style-name="P7">– This surcharge compensates Pepco for the environmental surcharge imposed by the State of Maryland on all kilowatt-hours generated in Maryland. </text:p>
      <text:p text:style-name="P7">− This surcharge finances research programs for evaluating site selections for power plants, environmental land use and air and water pollution research. </text:p>
      <text:p text:style-name="P7"/>
      <text:p text:style-name="WW-Default"><text:span text:style-name="T6">Gross Receipts Tax </text:span><text:span text:style-name="T1">– Pepco, like other utilities, is required to pay taxes to the State of Maryland on a portion of the total revenue received for the distribution and transmission of power. </text:span></text:p>
      <text:p text:style-name="P6">This surcharge is applied to the distribution and transmission components of the customer’s bill. </text:p>
      <text:p text:style-name="WW-Default"><text:span text:style-name="T3">This tax </text:span><text:span text:style-name="T4">applies to the following bill components</text:span><text:span text:style-name="T3">: Customer Charge, Energy Charge, Franchise Tax (Delivery), USC and the Maryland Environmental Surcharge. </text:span></text:p>
      <text:p text:style-name="WW-Default"><text:span text:style-name="T3">This tax </text:span><text:span text:style-name="T4">does not apply to the following bill components</text:span><text:span text:style-name="T3">: P.G. County Energy Tax, Montgomery County Energy Tax, Administrative Credit and Generation Procurement Credit. </text:span></text:p>
      <text:p text:style-name="P7"/>
      <text:p text:style-name="P7"/>
      <text:p text:style-name="WW-Default"><text:span text:style-name="T6">PG County Energy Tax </text:span><text:span text:style-name="T1">– This tax on P.G. County customers, is the result of legislation enacted by the P.G. County Council that imposes a tax on the sale of electricity, natural gas, fuel oil and liquefied petroleum gas used or consumed in P.G. County after July 1, 1987. This tax was developed to assist the funding of educational programs in P.G. County. </text:span></text:p>
      <text:p text:style-name="P1"/>
      <text:p text:style-name="P4"/>
      <text:p text:style-name="P4"/>
      <text:p text:style-name="P4"/>
      <text:p text:style-name="P4"/>
      <text:p text:style-name="WW-Default"><text:soft-page-break/><text:span text:style-name="T5">Administrative Credit</text:span><text:span text:style-name="T1">: <text:s/>The purpose of this rider is to return to all customers receiving distribution service a portion of the SOS Administrative Charge revenues received from customers on Standard Offer Service. </text:span></text:p>
      <text:p text:style-name="P7"/>
      <text:p text:style-name="P7">The Administrative Credit is a per kilowatt-hour rate that will appear in the distribution portion of the bill and it will be adjusted at least three times a year. </text:p>
      <text:p text:style-name="P1">The AC applies to all customers except HPNRS (Hourly-Priced Non-Residential Service). </text:p>
      <text:p text:style-name="P1"/>
      <text:p text:style-name="WW-Default"><text:span text:style-name="T5">Generation Procurement Credit</text:span><text:span text:style-name="T1">: <text:s/>The purpose of this credit/charge is to true-up the difference between money collected from SOS customers and money paid to procure electricity from suppliers. </text:span></text:p>
      <text:p text:style-name="P7"/>
      <text:p text:style-name="P4">MARYLAND BILL COMPONENTS – GENERATION</text:p>
      <text:p text:style-name="WW-Default"><text:span text:style-name="T8">(Generation: The production of electricity at a power plant, or the buying of electricity from another supplier. The only part electric service that is open to Customer Choice.)</text:span></text:p>
      <text:p text:style-name="P4"/>
      <text:p text:style-name="WW-Default"><text:span text:style-name="T5">Generation Energy Charge (Kilowatt-hour charge): <text:s/></text:span><text:span text:style-name="T1">The cost of fuel and other related expenses needed to generate electricity. </text:span></text:p>
      <text:p text:style-name="P4"/>
      <text:p text:style-name="WW-Default"><text:span text:style-name="T5">Procurement Cost Adjustment: <text:s/></text:span><text:span text:style-name="T1">The PCA is an adjustment to the SOS portion of the bill to true-up the difference between money collected from SOS customers and money paid to procure electricity from suppliers. </text:span></text:p>
      <text:p text:style-name="P4"/>
      <text:p text:style-name="P3">MARYLAND BILL COMPONENTS – TRANSMISSION</text:p>
      <text:p text:style-name="WW-Default"><text:span text:style-name="T8">(Transmission: Sending electricity over high tension power lines from generating plants to substations.)</text:span></text:p>
      <text:p text:style-name="P3"/>
      <text:p text:style-name="WW-Default"><text:span text:style-name="T5">Transmission Energy Charge (Kilowatt-hour charge): <text:s/></text:span><text:span text:style-name="T9">The costs for sending electricity over long distances. </text:span></text:p>
      <text:p text:style-name="P1"/>
      <text:p text:style-name="WW-Default"><text:span text:style-name="T5">Gross Receipts Tax:</text:span><text:span text:style-name="T1"> <text:s/></text:span><text:span text:style-name="T9">This surcharge is applied to the distribution and transmission components of the customer’s bill to recover the amount attributed to the Gross Receipts Tax. Pepco, as other utilities, is required to pay taxes to the State of Maryland on a portion of the total revenue received for the distribution and transmission of power. </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Default" style:family="paragraph">
      <style:paragraph-properties fo:orphans="2" fo:widows="2" style:text-autospace="none"/>
      <style:text-properties fo:color="#000000" style:font-name="Times New Roman" fo:font-size="12pt" fo:language="en" fo:country="US" style:font-name-asian="Arial" style:font-size-asian="12pt" style:font-name-complex="Times New Roman" style:font-size-complex="12pt" style:language-complex="ar" style:country-complex="SA"/>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RYLAND BILL COMPONENTS – DISTRIBUTION Distribution: The delivery of electricity to customer through local wires, transformers, and other equipment to customers</dc:title>
    <meta:initial-creator>jadird</meta:initial-creator>
    <meta:creation-date>2009-12-15T11:39:00</meta:creation-date>
    <dc:creator>aeckert</dc:creator>
    <dc:date>2009-12-15T11:39:00</dc:date>
    <meta:editing-cycles>2</meta:editing-cycles>
    <meta:editing-duration>PT52113H31M44S</meta:editing-duration>
    <meta:document-statistic meta:table-count="0" meta:image-count="0" meta:object-count="0" meta:page-count="2" meta:paragraph-count="28" meta:word-count="657" meta:character-count="4421"/>
    <meta:generator>OpenOffice.org/3.2$Win32 OpenOffice.org_project/320m18$Build-9502</meta:generator>
  </office:meta>
</office:document-meta>
</file>